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Rubrik_20_1" style:master-page-name="Standard">
      <style:paragraph-properties fo:margin-top="0.1665in" fo:margin-bottom="0.0835in" style:page-number="auto"/>
    </style:style>
    <style:style style:name="P2" style:family="paragraph" style:parent-style-name="Brödtext" style:list-style-name="WWNum1"/>
    <style:style style:name="P3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style:font-name-asian="Nimbus Sans L1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: Standing on fire</text:span></text:p>
      <text:p text:style-name="Brödtext"><text:span text:style-name="T2">This should be max 2 pages. If longer use include (or extend) other use case (i.e. refactor)</text:span></text:p>
      <text:p text:style-name="Brödtext">Short description: Player dies</text:p>
      <text:p text:style-name="Brödtext">Priority: high</text:p>
      <text:p text:style-name="Brödtext">Includes: UC Explode Bomb</text:p>
      <text:p text:style-name="Brödtext">Participating actors</text:p>
      <text:list xml:id="list2063955933464409530" text:style-name="WWNum1">
        <text:list-item>
          <text:p text:style-name="P2">Player 1</text:p>
        </text:list-item>
      </text:list>
      <text:p text:style-name="Brödtext">Normal flow of events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Actor</text:p>
          </table:table-cell>
          <table:table-cell table:style-name="Table1.A1" office:value-type="string">
            <text:p text:style-name="P3">System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layer 1 is standing on a tile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 bomb is exploded on a tile on the same x- and/or y-coordinates as player 1 is standing on.</text:p>
          </table:table-cell>
        </table:table-row>
        <table:table-row table:style-name="Table1.1">
          <table:table-cell table:style-name="Table1.A1" office:value-type="string">
            <text:p text:style-name="P3"><text:bookmark text:name="_GoBack"/></text:p>
          </table:table-cell>
          <table:table-cell table:style-name="Table1.A1" office:value-type="string">
            <text:p text:style-name="P3">Fire is spreading to the position of Player 1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GameOverState is shown</text:p>
          </table:table-cell>
        </table:table-row>
      </table:table>
      <text:p text:style-name="Brödtext"/>
      <text:p text:style-name="Brödtext">Alternate flow:</text:p>
      <text:p text:style-name="Brödtext">Not available</text:p>
      <text:p text:style-name="Brödtext"/>
      <text:p text:style-name="Brödtext">Exeptional flow:</text:p>
      <text:p text:style-name="P3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creator>Epoxy</dc:creator>
    <dc:date>2012-05-07T12:22:00</dc:date>
    <meta:editing-cycles>44</meta:editing-cycles>
    <meta:editing-duration>PT46S</meta:editing-duration>
    <meta:generator>OpenOffice.org/3.4$Win32 OpenOffice.org_project/340m1$Build-9590</meta:generator>
    <meta:document-statistic meta:table-count="1" meta:image-count="0" meta:object-count="0" meta:page-count="1" meta:paragraph-count="18" meta:word-count="90" meta:character-count="499"/>
    <meta:template xlink:type="simple" xlink:actuate="onRequest" xlink:title="Normal.dotm" xlink:href=""/>
  </office:meta>
</office:document-meta>
</file>